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Net Cash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Revenue y/y</text:p>
          </table:table-cell>
        </table:table-row>
        <table:table-row table:style-name="ro1">
          <table:table-cell office:value-type="string" calcext:value-type="string">
            <text:p><text:a xlink:href="../tech/aapl.ods" xlink:type="simple">AAPL</text:a></text:p>
          </table:table-cell>
          <table:table-cell office:value-type="string" calcext:value-type="string">
            <text:p>Apple</text:p>
          </table:table-cell>
          <table:table-cell table:number-columns-repeated="2"/>
          <table:table-cell office:value-type="float" office:value="179.07" calcext:value-type="float">
            <text:p>179.07</text:p>
          </table:table-cell>
          <table:table-cell table:style-name="ce3" office:value-type="float" office:value="2799580" calcext:value-type="float">
            <text:p>2,799,580</text:p>
          </table:table-cell>
          <table:table-cell table:style-name="ce3" table:formula="of:=+166543-105287" office:value-type="float" office:value="61256" calcext:value-type="float">
            <text:p>61,256</text:p>
          </table:table-cell>
          <table:table-cell table:style-name="ce3" table:formula="of:=+[.F2]-[.G2]" office:value-type="float" office:value="2738324" calcext:value-type="float">
            <text:p>2,738,324</text:p>
          </table:table-cell>
          <table:table-cell table:style-name="ce4" office:value-type="percentage" office:value="0.0779" calcext:value-type="percentage">
            <text:p>7.79%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Microso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Nvi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M</text:p>
          </table:table-cell>
          <table:table-cell office:value-type="string" calcext:value-type="string">
            <text:p>Taiwan Semiconduc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Broad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Ora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ASML Hol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Ado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CO</text:p>
          </table:table-cell>
          <table:table-cell office:value-type="string" calcext:value-type="string">
            <text:p>Cis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ales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Accen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dvanced Micro Devic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Intel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U</text:p>
          </table:table-cell>
          <table:table-cell office:value-type="string" calcext:value-type="string">
            <text:p>Intu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Texas Instruments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IB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alco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Service N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Applied Materi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So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Ub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nalog Devic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Lam Resear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icron Technolo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hopif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NW</text:p>
          </table:table-cell>
          <table:table-cell office:value-type="string" calcext:value-type="string">
            <text:p>Palo Alto Networ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ser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Infosy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MW</text:p>
          </table:table-cell>
          <table:table-cell office:value-type="string" calcext:value-type="string">
            <text:p>V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PS</text:p>
          </table:table-cell>
          <table:table-cell office:value-type="string" calcext:value-type="string">
            <text:p>Synopsy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NS</text:p>
          </table:table-cell>
          <table:table-cell office:value-type="string" calcext:value-type="string">
            <text:p>Cadence Design Syste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AY</text:p>
          </table:table-cell>
          <table:table-cell office:value-type="string" calcext:value-type="string">
            <text:p>Workd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AC</text:p>
          </table:table-cell>
          <table:table-cell office:value-type="string" calcext:value-type="string">
            <text:p>K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 Holding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ET</text:p>
          </table:table-cell>
          <table:table-cell office:value-type="string" calcext:value-type="string">
            <text:p>Arista Networ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Atlass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Snowfla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H</text:p>
          </table:table-cell>
          <table:table-cell office:value-type="string" calcext:value-type="string">
            <text:p>Amphen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XPI</text:p>
          </table:table-cell>
          <table:table-cell office:value-type="string" calcext:value-type="string">
            <text:p>NXP Semiconduct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De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Motorola Solu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NT</text:p>
          </table:table-cell>
          <table:table-cell office:value-type="string" calcext:value-type="string">
            <text:p>Forti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VL</text:p>
          </table:table-cell>
          <table:table-cell office:value-type="string" calcext:value-type="string">
            <text:p>Marvell Technolo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K</text:p>
          </table:table-cell>
          <table:table-cell office:value-type="string" calcext:value-type="string">
            <text:p>Autodes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HP</text:p>
          </table:table-cell>
          <table:table-cell office:value-type="string" calcext:value-type="string">
            <text:p>Microchip Technolo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N Semicondu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 Connectiv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WD</text:p>
          </table:table-cell>
          <table:table-cell office:value-type="string" calcext:value-type="string">
            <text:p>CrowdStrike Holding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 Microelectronics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a xlink:href="https://stockanalysis.com/stocks/sector/technology/" xlink:type="simple">Source</text:a>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23:41:19.770571150</dc:date>
    <meta:editing-duration>PT15M47S</meta:editing-duration>
    <meta:editing-cycles>6</meta:editing-cycles>
    <meta:generator>LibreOffice/7.3.7.2$Linux_X86_64 LibreOffice_project/30$Build-2</meta:generator>
    <meta:document-statistic meta:table-count="1" meta:cell-count="115" meta:object-count="0"/>
  </office:meta>
</office:document-meta>
</file>